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Первый_20_абзац">
      <style:text-properties officeooo:rsid="000e1e9a" officeooo:paragraph-rsid="000e1e9a"/>
    </style:style>
    <style:style style:name="P3" style:family="paragraph" style:parent-style-name="Первый_20_абзац">
      <style:text-properties officeooo:rsid="0011c55a" officeooo:paragraph-rsid="0011c55a"/>
    </style:style>
    <style:style style:name="P4" style:family="paragraph" style:parent-style-name="Text_20_body">
      <style:text-properties officeooo:rsid="00125547" officeooo:paragraph-rsid="00125547"/>
    </style:style>
    <style:style style:name="P5" style:family="paragraph" style:parent-style-name="Text_20_body">
      <style:text-properties officeooo:rsid="0013689e" officeooo:paragraph-rsid="0013689e"/>
    </style:style>
    <style:style style:name="P6" style:family="paragraph" style:parent-style-name="Code">
      <style:text-properties officeooo:rsid="001fc290" officeooo:paragraph-rsid="001fc290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rsid="002fe340" officeooo:paragraph-rsid="002fe340"/>
    </style:style>
    <style:style style:name="P9" style:family="paragraph" style:parent-style-name="Text_20_body">
      <style:text-properties officeooo:rsid="0030d0b0" officeooo:paragraph-rsid="0030d0b0"/>
    </style:style>
    <style:style style:name="P10" style:family="paragraph" style:parent-style-name="Text_20_body" style:list-style-name="L2">
      <style:text-properties officeooo:rsid="0032a705" officeooo:paragraph-rsid="0032a705"/>
    </style:style>
    <style:style style:name="P11" style:family="paragraph" style:parent-style-name="Text_20_body" style:list-style-name="L2">
      <style:text-properties officeooo:rsid="0032a705" officeooo:paragraph-rsid="0034d9b4"/>
    </style:style>
    <style:style style:name="P12" style:family="paragraph" style:parent-style-name="Text_20_body" style:list-style-name="L2">
      <style:text-properties officeooo:paragraph-rsid="0032a705"/>
    </style:style>
    <style:style style:name="P13" style:family="paragraph" style:parent-style-name="Text_20_body">
      <style:text-properties officeooo:rsid="0032cec8" officeooo:paragraph-rsid="0032cec8"/>
    </style:style>
    <style:style style:name="P14" style:family="paragraph" style:parent-style-name="Text_20_body">
      <style:text-properties officeooo:rsid="0033039c" officeooo:paragraph-rsid="0033039c"/>
    </style:style>
    <style:style style:name="P15" style:family="paragraph" style:parent-style-name="Text_20_body">
      <style:text-properties officeooo:rsid="0034d9b4" officeooo:paragraph-rsid="0034d9b4"/>
    </style:style>
    <style:style style:name="P16" style:family="paragraph" style:parent-style-name="Text_20_body">
      <style:text-properties officeooo:rsid="0035ba07" officeooo:paragraph-rsid="0035ba07"/>
    </style:style>
    <style:style style:name="P17" style:family="paragraph" style:parent-style-name="Heading_20_2">
      <style:text-properties officeooo:rsid="002f27d0" officeooo:paragraph-rsid="002f27d0"/>
    </style:style>
    <style:style style:name="P18" style:family="paragraph" style:parent-style-name="Первый_20_абзац">
      <style:text-properties officeooo:rsid="002bbb7b" officeooo:paragraph-rsid="002f27d0"/>
    </style:style>
    <style:style style:name="P19" style:family="paragraph" style:parent-style-name="Code_20_with_20_indents">
      <style:text-properties officeooo:rsid="002fe340" officeooo:paragraph-rsid="0030d0b0"/>
    </style:style>
    <style:style style:name="P20" style:family="paragraph" style:parent-style-name="Code_20_with_20_indents">
      <style:text-properties officeooo:paragraph-rsid="0030d0b0"/>
    </style:style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3113"/>
    </style:style>
    <style:style style:name="T5" style:family="text">
      <style:text-properties officeooo:rsid="0011c55a"/>
    </style:style>
    <style:style style:name="T6" style:family="text">
      <style:text-properties officeooo:rsid="00142edc"/>
    </style:style>
    <style:style style:name="T7" style:family="text">
      <style:text-properties officeooo:rsid="002f27d0"/>
    </style:style>
    <style:style style:name="T8" style:family="text">
      <style:text-properties officeooo:rsid="0030d0b0"/>
    </style:style>
    <style:style style:name="T9" style:family="text">
      <style:text-properties officeooo:rsid="0032a705"/>
    </style:style>
    <style:style style:name="T10" style:family="text">
      <style:text-properties officeooo:rsid="0032cec8"/>
    </style:style>
    <style:style style:name="T11" style:family="text">
      <style:text-properties officeooo:rsid="0033039c"/>
    </style:style>
    <style:style style:name="T12" style:family="text">
      <style:text-properties officeooo:rsid="0034d9b4"/>
    </style:style>
    <style:style style:name="T13" style:family="text">
      <style:text-properties officeooo:rsid="003550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ведение</text:h>
      <text:p text:style-name="P2">Данный язык написан на Java, и многие конструкции позаимствованы из языка JavaScript. При описании работы я буду ссылаться на термины других языков <text:span text:style-name="T4">и на особенности языка Java.</text:span></text:p>
      <text:h text:style-name="Heading_20_2" text:outline-level="2">Краткое описание языка</text:h>
      <text:p text:style-name="Первый_20_абзац">Язык lang2 по сути представляет небольшой простой язык с набором переменных :) не давай те не так, я опишу лучше тезисно:</text:p>
      <text:list xml:id="list7052000372820724711" text:style-name="L1">
        <text:list-item>
          <text:p text:style-name="P7">Типы данных в языке динамические</text:p>
          <text:list>
            <text:list-item>
              <text:p text:style-name="P7">Имеются числовые типы данных</text:p>
            </text:list-item>
            <text:list-item>
              <text:p text:style-name="P7">Логические типы</text:p>
            </text:list-item>
            <text:list-item>
              <text:p text:style-name="P7">Строки</text:p>
            </text:list-item>
            <text:list-item>
              <text:p text:style-name="P7">Списки</text:p>
            </text:list-item>
            <text:list-item>
              <text:p text:style-name="P7">Объекты / карты</text:p>
            </text:list-item>
            <text:list-item>
              <text:p text:style-name="P7">Функции</text:p>
            </text:list-item>
          </text:list>
        </text:list-item>
        <text:list-item>
          <text:p text:style-name="P7">Имеются основные конструкции общие для многих языков</text:p>
          <text:list>
            <text:list-item>
              <text:p text:style-name="P7">Комментарии</text:p>
            </text:list-item>
            <text:list-item>
              <text:p text:style-name="P7">Последовательный блок инструкций</text:p>
            </text:list-item>
            <text:list-item>
              <text:p text:style-name="P7">Ветвление</text:p>
            </text:list-item>
            <text:list-item>
              <text:p text:style-name="P7">Циклы</text:p>
            </text:list-item>
            <text:list-item>
              <text:p text:style-name="P7">Функции</text:p>
            </text:list-item>
            <text:list-item>
              <text:p text:style-name="P7">Объекты</text:p>
            </text:list-item>
          </text:list>
        </text:list-item>
        <text:list-item>
          <text:p text:style-name="P7">Память используемая для хранения значений </text:p>
          <text:list>
            <text:list-item>
              <text:p text:style-name="P7">Является динамической и управляется сборщиком мусора</text:p>
            </text:list-item>
            <text:list-item>
              <text:p text:style-name="P7">Все ссылки на объекты, списки и функции это именно ссылки</text:p>
            </text:list-item>
          </text:list>
        </text:list-item>
      </text:list>
      <text:h text:style-name="Heading_20_2" text:outline-level="2">Hello world</text:h>
      <text:p text:style-name="P3">Создаем файл helloworld.l2:</text:p>
      <text:p text:style-name="Code"># <text:span text:style-name="T5">coding: utf-8</text:span></text:p>
      <text:p text:style-name="Code">println( "Hello world!" );</text:p>
      <text:p text:style-name="P5">Первая строка (# coding: utf-8) указывает на кодировку файла.</text:p>
      <text:p text:style-name="P5">Строки в начале файла начинающие с символа решетки считаются <text:span text:style-name="T8">комментариями</text:span>, такие <text:span text:style-name="T9">комментарии</text:span> допускаются только в начале файла. В них допускается использовать после решетки любые символы. Эти <text:span text:style-name="T9">комментарии</text:span> могут носить служебный характер для загрузчика файла, в частности указывают на кодировку файла.</text:p>
      <text:p text:style-name="P4">Далее из командной строки <text:span text:style-name="T6">запускаем</text:span></text:p>
      <text:p text:style-name="P6">[user@debian samples]$ ./lang2 helloworld.l2 </text:p>
      <text:p text:style-name="P6">Hello world! </text:p>
      <text:h text:style-name="P17" text:outline-level="2">Bash/Shell скрипты</text:h>
      <text:p text:style-name="P18">Структура файлов позволяет использовать в качестве UNIX Shell Скриптов. Создадим файл <text:span text:style-name="T7">printargs.l2 cj со следующим содержанием:</text:span></text:p>
      <text:p text:style-name="Code_20_with_20_indents">#!/bin/sh</text:p>
      <text:p text:style-name="Code_20_with_20_indents">exec lang2 -f "$0" -- "$@"</text:p>
      <text:p text:style-name="Code_20_with_20_indents">!#</text:p>
      <text:p text:style-name="Code_20_with_20_indents"># coding: utf-8</text:p>
      <text:p text:style-name="Code_20_with_20_indents"/>
      <text:p text:style-name="Code_20_with_20_indents">println( "print arguments" );</text:p>
      <text:p text:style-name="Code_20_with_20_indents">for( a in arguments ){</text:p>
      <text:p text:style-name="Code_20_with_20_indents"><text:tab/>println( a );</text:p>
      <text:p text:style-name="Code_20_with_20_indents">}</text:p>
      <text:p text:style-name="P14">Выставим права на исполнение файла</text:p>
      <text:p text:style-name="Code_20_with_20_indents">chmod a+x printargs.l2</text:p>
      <text:p text:style-name="P13">После запустим на выполнение <text:span text:style-name="T11">с парой аргументов</text:span></text:p>
      <text:p text:style-name="Code_20_with_20_indents">[user@debian samples]$ ./printargs.l2 "first argument" "second argument"</text:p>
      <text:p text:style-name="Code_20_with_20_indents">print arguments</text:p>
      <text:p text:style-name="Code_20_with_20_indents">./printargs.l2</text:p>
      <text:p text:style-name="Code_20_with_20_indents">first argument</text:p>
      <text:p text:style-name="Code_20_with_20_indents">second argument</text:p>
      <text:p text:style-name="P8">Теперь рассмотрим подробнее <text:span text:style-name="T8">исходный код.</text:span></text:p>
      <text:p text:style-name="P20">#!/bin/sh</text:p>
      <text:p text:style-name="P20">exec lang2 -f "$0" -- "$@"</text:p>
      <text:p text:style-name="P19">!#</text:p>
      <text:p text:style-name="P9">Эти первые три строки являются специальным UNIX заголовком, в котором объясняется как запускать файл.</text:p>
      <text:list xml:id="list1506231693909411538" text:style-name="L2">
        <text:list-item>
          <text:p text:style-name="P12"><text:span text:style-name="Code_20_Input"><text:span text:style-name="T9">#!/bin/sh</text:span></text:span><text:span text:style-name="T9"> — указывает что должна использоваться программа /bin/sh, путь до программы sh должен быть указан абсолютно, на большинстве UNIX систем программа sh располагается в каталоге /bin. В данном случаи программа sh построчно читает содержимое файла и выполняет прочитанное.</text:span></text:p>
        </text:list-item>
        <text:list-item>
          <text:p text:style-name="P10"><text:span text:style-name="Code_20_Input">exec lang2 -f "$0" -- "$@"</text:span> — на этом шаге программа sh:</text:p>
          <text:list>
            <text:list-item>
              <text:p text:style-name="P10">передает управление программе <text:span text:style-name="Code_20_Input">lang2</text:span> (<text:span text:style-name="Code_20_Input">exec</text:span>), путь до которой прописан в переменных окружения и завершает свою работу</text:p>
            </text:list-item>
            <text:list-item>
              <text:p text:style-name="P11"><text:span text:style-name="Code_20_Input">-f "$0"</text:span> — <text:span text:style-name="T10">у</text:span>казывает исполняемый файл, <text:span text:style-name="T10">в данном случаи это будет сам исполняемый файл (./printargs.l2)</text:span></text:p>
            </text:list-item>
            <text:list-item>
              <text:p text:style-name="P11"><text:span text:style-name="Code_20_Input">-- "</text:span><text:span text:style-name="Code_20_Input"><text:span text:style-name="T10">$0</text:span></text:span><text:span text:style-name="Code_20_Input">"</text:span> — <text:span text:style-name="T10">передает принятые аргументы (first argument и second argument)</text:span></text:p>
            </text:list-item>
          </text:list>
        </text:list-item>
        <text:list-item>
          <text:p text:style-name="P11"><text:span text:style-name="Code_20_Input">!</text:span><text:span text:style-name="Code_20_Input"><text:span text:style-name="T12">#</text:span></text:span><text:span text:style-name="T12"> </text:span>— <text:span text:style-name="T12">это строка отмечает конец специального UNIX заголовка</text:span></text:p>
        </text:list-item>
      </text:list>
      <text:p text:style-name="P15">Следующая строка <text:span text:style-name="Code_20_Input"># coding: utf-8</text:span> <text:span text:style-name="T13">указывает программе </text:span><text:span text:style-name="Code_20_Input"><text:span text:style-name="T13">lang2</text:span></text:span><text:span text:style-name="T13"> кодировку файла (</text:span><text:span text:style-name="Code_20_Input"><text:span text:style-name="T13">utf-8</text:span></text:span><text:span text:style-name="T13">), а последующий текст представляет из себя исходный код программы, который интерпретируется движком L2.</text:span></text:p>
      <text:p text:style-name="P16">Комментарии которые начинаются с решетки введены для совместимости с UNIX и должны быть расположены только в начале программы, в грамматике языка они не описан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loext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loext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.3cm" fo:margin-bottom="0.4cm" loext:contextual-spacing="tru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loext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.3cm" fo:margin-bottom="0.4cm" loext:contextual-spacing="tru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>
      <style:paragraph-properties style:border-line-width-left="0.088cm 0.088cm 0.088cm" fo:padding="0.101cm" fo:border-left="7.51pt double #000000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master-page-name="">
      <style:paragraph-properties style:page-number="auto" fo:background-color="#e6e6e6" style:border-line-width-left="0.088cm 0.088cm 0.088cm" fo:padding="0.049cm" fo:border-left="7.51pt double #000000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 text:style-name="Internet_20_link" text:visited-style-name="Visited_20_Internet_20_Link"><text:span text:style-name="MT1">https://code.google.com/p/jgef/</text:span></text:a><text:tab/><text:span text:style-name="MT2"><text:chapter text:display="name" text:outline-level="1"/></text:span><text:tab/>от <text:modification-date style:data-style-name="N84">2014-09-18</text:modification-date></text:p>
      </style:header>
      <style:footer>
        <text:p text:style-name="Footer"><text:tab/><text:tab/><text:span text:style-name="MT3"><text:page-number text:select-page="current">0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5H38M6S</meta:editing-duration>
    <meta:editing-cycles>40</meta:editing-cycles>
    <meta:generator>LibreOffice/4.3.1.2$Linux_X86_64 LibreOffice_project/958349dc3b25111dbca392fbc281a05559ef6848</meta:generator>
    <meta:initial-creator>gocha </meta:initial-creator>
    <dc:date>2014-09-18T15:00:09.011025696</dc:date>
    <dc:creator>Георгий Павлович Камнев</dc:creator>
    <meta:document-statistic meta:table-count="0" meta:image-count="0" meta:object-count="0" meta:page-count="1" meta:paragraph-count="63" meta:word-count="446" meta:character-count="3014" meta:non-whitespace-character-count="2641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